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2E00003459000013EFD7C2B121.wmf" manifest:media-type=""/>
  <manifest:file-entry manifest:full-path="Pictures/2000024800003E82000017D68D2C7D12.wmf" manifest:media-type=""/>
  <manifest:file-entry manifest:full-path="Pictures/2000009D0000189D000006A551EEED10.wmf" manifest:media-type=""/>
  <manifest:file-entry manifest:full-path="Pictures/200000AB00000ED900000DAD3C1FD857.wmf" manifest:media-type=""/>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text-properties officeooo:paragraph-rsid="043a123b" style:language-asian="ja" style:country-asian="JP"/>
    </style:style>
    <style:style style:name="P5" style:family="paragraph" style:parent-style-name="Text_20_body">
      <style:text-properties officeooo:paragraph-rsid="04921331" style:language-asian="ja" style:country-asian="JP"/>
    </style:style>
    <style:style style:name="P6" style:family="paragraph" style:parent-style-name="Text_20_body">
      <style:text-properties officeooo:paragraph-rsid="04994783" style:language-asian="ja" style:country-asian="JP"/>
    </style:style>
    <style:style style:name="P7" style:family="paragraph" style:parent-style-name="Text_20_body">
      <style:text-properties officeooo:paragraph-rsid="04ab1611" style:language-asian="ja" style:country-asian="JP"/>
    </style:style>
    <style:style style:name="P8" style:family="paragraph" style:parent-style-name="Text_20_body">
      <style:paragraph-properties fo:text-align="center" style:justify-single-word="false"/>
      <style:text-properties officeooo:paragraph-rsid="04b0a2b1" style:language-asian="ja" style:country-asian="JP"/>
    </style:style>
    <style:style style:name="P9" style:family="paragraph" style:parent-style-name="Text_20_body">
      <style:text-properties officeooo:paragraph-rsid="04b0a2b1" style:language-asian="ja" style:country-asian="JP"/>
    </style:style>
    <style:style style:name="P10" style:family="paragraph" style:parent-style-name="Text_20_body">
      <style:text-properties officeooo:rsid="044348d8" style:language-asian="ja" style:country-asian="JP"/>
    </style:style>
    <style:style style:name="P11" style:family="paragraph" style:parent-style-name="Text_20_body">
      <style:text-properties officeooo:rsid="04662758" officeooo:paragraph-rsid="04662758" style:language-asian="ja" style:country-asian="JP"/>
    </style:style>
    <style:style style:name="P12" style:family="paragraph" style:parent-style-name="Text_20_body">
      <style:text-properties officeooo:rsid="047ac651" officeooo:paragraph-rsid="04921331" style:language-asian="ja" style:country-asian="JP"/>
    </style:style>
    <style:style style:name="P13" style:family="paragraph" style:parent-style-name="Text_20_body">
      <style:text-properties officeooo:rsid="047ac651" officeooo:paragraph-rsid="0559d646" style:language-asian="ja" style:country-asian="JP"/>
    </style:style>
    <style:style style:name="P14" style:family="paragraph" style:parent-style-name="Text_20_body">
      <style:text-properties officeooo:paragraph-rsid="0557e417" style:language-asian="ja" style:country-asian="JP"/>
    </style:style>
    <style:style style:name="P15" style:family="paragraph" style:parent-style-name="Text_20_body">
      <style:text-properties officeooo:paragraph-rsid="05b3e303" style:language-asian="ja" style:country-asian="JP"/>
    </style:style>
    <style:style style:name="P16" style:family="paragraph" style:parent-style-name="Text_20_body">
      <style:text-properties officeooo:paragraph-rsid="05d07a9f" style:language-asian="ja" style:country-asian="JP"/>
    </style:style>
    <style:style style:name="P17" style:family="paragraph" style:parent-style-name="Text_20_body">
      <style:text-properties officeooo:paragraph-rsid="060a720e" style:language-asian="ja" style:country-asian="JP"/>
    </style:style>
    <style:style style:name="P18" style:family="paragraph" style:parent-style-name="Text_20_body">
      <style:text-properties officeooo:paragraph-rsid="0629ac49" style:language-asian="ja" style:country-asian="JP"/>
    </style:style>
    <style:style style:name="P19" style:family="paragraph" style:parent-style-name="Text_20_body">
      <style:text-properties officeooo:rsid="043be129" officeooo:paragraph-rsid="043a123b" style:language-asian="ja" style:country-asian="JP"/>
    </style:style>
    <style:style style:name="P20" style:family="paragraph" style:parent-style-name="Text_20_body">
      <style:text-properties officeooo:rsid="0568caee" officeooo:paragraph-rsid="05f943c1" style:language-asian="ja" style:country-asian="JP"/>
    </style:style>
    <style:style style:name="P21" style:family="paragraph" style:parent-style-name="Text_20_body">
      <style:text-properties officeooo:rsid="05f19212" officeooo:paragraph-rsid="05f19212" style:language-asian="ja" style:country-asian="JP"/>
    </style:style>
    <style:style style:name="P22" style:family="paragraph" style:parent-style-name="Text_20_body">
      <style:text-properties officeooo:rsid="060d235d" officeooo:paragraph-rsid="060d235d" style:language-asian="ja" style:country-asian="JP"/>
    </style:style>
    <style:style style:name="P23" style:family="paragraph" style:parent-style-name="Text_20_body">
      <style:text-properties officeooo:rsid="058aa6f0" officeooo:paragraph-rsid="058e10ff" style:language-asian="ja" style:country-asian="JP"/>
    </style:style>
    <style:style style:name="P24" style:family="paragraph" style:parent-style-name="Text_20_body">
      <style:text-properties officeooo:paragraph-rsid="044348d8"/>
    </style:style>
    <style:style style:name="P25" style:family="paragraph" style:parent-style-name="Text_20_body">
      <style:text-properties officeooo:paragraph-rsid="0455157f"/>
    </style:style>
    <style:style style:name="P26" style:family="paragraph" style:parent-style-name="Text_20_body">
      <style:text-properties officeooo:paragraph-rsid="046c059b"/>
    </style:style>
    <style:style style:name="P27" style:family="paragraph" style:parent-style-name="Text_20_body">
      <style:text-properties officeooo:paragraph-rsid="04ab1611"/>
    </style:style>
    <style:style style:name="P28" style:family="paragraph" style:parent-style-name="Text_20_body">
      <style:text-properties style:text-underline-style="none" officeooo:paragraph-rsid="04b0a2b1" style:language-asian="ja" style:country-asian="JP"/>
    </style:style>
    <style:style style:name="P29" style:family="paragraph" style:parent-style-name="Text_20_body">
      <style:text-properties officeooo:paragraph-rsid="0568caee"/>
    </style:style>
    <style:style style:name="P30" style:family="paragraph" style:parent-style-name="Text_20_body">
      <style:text-properties officeooo:paragraph-rsid="04b264f3"/>
    </style:style>
    <style:style style:name="P31" style:family="paragraph" style:parent-style-name="Text_20_body">
      <style:text-properties officeooo:paragraph-rsid="05a40ecf"/>
    </style:style>
    <style:style style:name="P32" style:family="paragraph" style:parent-style-name="記述例">
      <style:text-properties officeooo:paragraph-rsid="04ab1611" style:language-asian="ja" style:country-asian="JP"/>
    </style:style>
    <style:style style:name="P33" style:family="paragraph" style:parent-style-name="記述例">
      <style:text-properties officeooo:rsid="058aa6f0" officeooo:paragraph-rsid="058aa6f0" style:language-asian="ja" style:country-asian="JP"/>
    </style:style>
    <style:style style:name="P34" style:family="paragraph" style:parent-style-name="記述例">
      <style:text-properties officeooo:paragraph-rsid="04ab1611"/>
    </style:style>
    <style:style style:name="P35" style:family="paragraph" style:parent-style-name="記述例">
      <style:text-properties officeooo:rsid="058aa6f0" officeooo:paragraph-rsid="058aa6f0"/>
    </style:style>
    <style:style style:name="P36" style:family="paragraph" style:parent-style-name="Title">
      <style:text-properties officeooo:rsid="04384b3d" officeooo:paragraph-rsid="04384b3d" style:language-asian="ja" style:country-asian="JP"/>
    </style:style>
    <style:style style:name="P37" style:family="paragraph" style:parent-style-name="Text_20_body" style:list-style-name="L1">
      <style:text-properties officeooo:rsid="043eb990" officeooo:paragraph-rsid="043eb990" style:language-asian="ja" style:country-asian="JP"/>
    </style:style>
    <style:style style:name="P38" style:family="paragraph" style:parent-style-name="Text_20_body" style:list-style-name="L1">
      <style:text-properties officeooo:rsid="043be129" style:language-asian="ja" style:country-asian="JP"/>
    </style:style>
    <style:style style:name="P39" style:family="paragraph" style:parent-style-name="Text_20_body" style:list-style-name="L1">
      <style:text-properties officeooo:rsid="043be129" officeooo:paragraph-rsid="043eb966" style:language-asian="ja" style:country-asian="JP"/>
    </style:style>
    <style:style style:name="P40" style:family="paragraph" style:parent-style-name="Text_20_body" style:list-style-name="L2">
      <style:text-properties style:language-asian="ja" style:country-asian="JP"/>
    </style:style>
    <style:style style:name="P41" style:family="paragraph" style:parent-style-name="Text_20_body" style:list-style-name="L2">
      <style:text-properties officeooo:paragraph-rsid="0649d873" style:language-asian="ja" style:country-asian="JP"/>
    </style:style>
    <style:style style:name="P42" style:family="paragraph" style:parent-style-name="Text_20_body" style:list-style-name="L3">
      <style:text-properties officeooo:rsid="044348d8" officeooo:paragraph-rsid="044348d8" style:language-asian="ja" style:country-asian="JP"/>
    </style:style>
    <style:style style:name="P43" style:family="paragraph" style:parent-style-name="Text_20_body" style:list-style-name="L4">
      <style:text-properties officeooo:rsid="044348d8" style:language-asian="ja" style:country-asian="JP"/>
    </style:style>
    <style:style style:name="P44" style:family="paragraph" style:parent-style-name="Text_20_body" style:list-style-name="L8">
      <style:text-properties officeooo:rsid="044348d8" style:language-asian="ja" style:country-asian="JP"/>
    </style:style>
    <style:style style:name="P45" style:family="paragraph" style:parent-style-name="Text_20_body" style:list-style-name="L4">
      <style:text-properties officeooo:rsid="050bad43" officeooo:paragraph-rsid="051e423b" style:language-asian="ja" style:country-asian="JP"/>
    </style:style>
    <style:style style:name="P46" style:family="paragraph" style:parent-style-name="Text_20_body" style:list-style-name="L4">
      <style:text-properties officeooo:rsid="045e3b14" officeooo:paragraph-rsid="045e3b14" style:language-asian="ja" style:country-asian="JP"/>
    </style:style>
    <style:style style:name="P47" style:family="paragraph" style:parent-style-name="Text_20_body" style:list-style-name="L4">
      <style:text-properties officeooo:rsid="045e3b14" officeooo:paragraph-rsid="0528d678" style:language-asian="ja" style:country-asian="JP"/>
    </style:style>
    <style:style style:name="P48" style:family="paragraph" style:parent-style-name="Text_20_body" style:list-style-name="L5">
      <style:text-properties officeooo:paragraph-rsid="04c35b70" style:language-asian="ja" style:country-asian="JP"/>
    </style:style>
    <style:style style:name="P49" style:family="paragraph" style:parent-style-name="Text_20_body" style:list-style-name="L5">
      <style:text-properties officeooo:paragraph-rsid="04e59070" style:language-asian="ja" style:country-asian="JP"/>
    </style:style>
    <style:style style:name="P50" style:family="paragraph" style:parent-style-name="Text_20_body" style:list-style-name="L5">
      <style:text-properties officeooo:rsid="04662758" style:language-asian="ja" style:country-asian="JP"/>
    </style:style>
    <style:style style:name="P51" style:family="paragraph" style:parent-style-name="Text_20_body" style:list-style-name="L5">
      <style:text-properties officeooo:rsid="04bc5a18" officeooo:paragraph-rsid="04bc5a18" style:language-asian="ja" style:country-asian="JP"/>
    </style:style>
    <style:style style:name="P52" style:family="paragraph" style:parent-style-name="Text_20_body" style:list-style-name="L5">
      <style:text-properties officeooo:rsid="0512f67a" officeooo:paragraph-rsid="0512f67a" style:language-asian="ja" style:country-asian="JP"/>
    </style:style>
    <style:style style:name="P53" style:family="paragraph" style:parent-style-name="Text_20_body" style:list-style-name="L6">
      <style:text-properties officeooo:rsid="046c059b" officeooo:paragraph-rsid="046c059b" style:language-asian="ja" style:country-asian="JP"/>
    </style:style>
    <style:style style:name="P54" style:family="paragraph" style:parent-style-name="Text_20_body" style:list-style-name="L6">
      <style:text-properties officeooo:paragraph-rsid="047960f3" style:language-asian="ja" style:country-asian="JP"/>
    </style:style>
    <style:style style:name="P55" style:family="paragraph" style:parent-style-name="Text_20_body" style:list-style-name="L7">
      <style:text-properties officeooo:rsid="047ac651" officeooo:paragraph-rsid="04921331" style:language-asian="ja" style:country-asian="JP"/>
    </style:style>
    <style:style style:name="P56" style:family="paragraph" style:parent-style-name="Text_20_body" style:list-style-name="L9">
      <style:text-properties officeooo:paragraph-rsid="04994783" style:language-asian="ja" style:country-asian="JP"/>
    </style:style>
    <style:style style:name="P57" style:family="paragraph" style:parent-style-name="Text_20_body" style:list-style-name="L10">
      <style:text-properties style:language-asian="ja" style:country-asian="JP"/>
    </style:style>
    <style:style style:name="P58" style:family="paragraph" style:parent-style-name="Text_20_body" style:list-style-name="L11">
      <style:text-properties officeooo:rsid="04a7f367" officeooo:paragraph-rsid="04a7f367" style:language-asian="ja" style:country-asian="JP"/>
    </style:style>
    <style:style style:name="P59" style:family="paragraph" style:parent-style-name="Text_20_body" style:list-style-name="L12">
      <style:text-properties style:language-asian="ja" style:country-asian="JP"/>
    </style:style>
    <style:style style:name="P60" style:family="paragraph" style:parent-style-name="Text_20_body" style:list-style-name="L13">
      <style:text-properties officeooo:rsid="0568caee" officeooo:paragraph-rsid="0568caee" style:language-asian="ja" style:country-asian="JP"/>
    </style:style>
    <style:style style:name="P61" style:family="paragraph" style:parent-style-name="Text_20_body" style:list-style-name="L13">
      <style:text-properties officeooo:paragraph-rsid="0568caee" style:language-asian="ja" style:country-asian="JP"/>
    </style:style>
    <style:style style:name="P62" style:family="paragraph" style:parent-style-name="Text_20_body" style:list-style-name="L14">
      <style:text-properties officeooo:rsid="04b264f3" officeooo:paragraph-rsid="04b264f3" style:language-asian="ja" style:country-asian="JP"/>
    </style:style>
    <style:style style:name="P63" style:family="paragraph" style:parent-style-name="Text_20_body" style:list-style-name="L15">
      <style:text-properties officeooo:paragraph-rsid="04b0a2b1" style:language-asian="ja" style:country-asian="JP"/>
    </style:style>
    <style:style style:name="P64" style:family="paragraph" style:parent-style-name="Text_20_body" style:list-style-name="L17">
      <style:text-properties style:language-asian="ja" style:country-asian="JP"/>
    </style:style>
    <style:style style:name="P65" style:family="paragraph" style:parent-style-name="Text_20_body" style:list-style-name="L18">
      <style:text-properties officeooo:rsid="05d07a9f" officeooo:paragraph-rsid="05d07a9f" style:language-asian="ja" style:country-asian="JP"/>
    </style:style>
    <style:style style:name="P66" style:family="paragraph" style:parent-style-name="Text_20_body" style:list-style-name="L19">
      <style:text-properties officeooo:paragraph-rsid="04b0a2b1" style:language-asian="ja" style:country-asian="JP"/>
    </style:style>
    <style:style style:name="P67" style:family="paragraph" style:parent-style-name="Text_20_body" style:list-style-name="L20">
      <style:text-properties style:language-asian="ja" style:country-asian="JP"/>
    </style:style>
    <style:style style:name="P68" style:family="paragraph" style:parent-style-name="Text_20_body" style:list-style-name="L20">
      <style:text-properties officeooo:paragraph-rsid="0611dfaa" style:language-asian="ja" style:country-asian="JP"/>
    </style:style>
    <style:style style:name="P69" style:family="paragraph" style:parent-style-name="Text_20_body" style:list-style-name="L21">
      <style:text-properties officeooo:paragraph-rsid="04b0a2b1" style:language-asian="ja" style:country-asian="JP"/>
    </style:style>
    <style:style style:name="P70" style:family="paragraph" style:parent-style-name="Text_20_body" style:list-style-name="L22">
      <style:text-properties officeooo:paragraph-rsid="05e79579" style:language-asian="ja" style:country-asian="JP"/>
    </style:style>
    <style:style style:name="P71" style:family="paragraph" style:parent-style-name="Text_20_body" style:list-style-name="L22">
      <style:text-properties officeooo:paragraph-rsid="05ea5e58" style:language-asian="ja" style:country-asian="JP"/>
    </style:style>
    <style:style style:name="P72" style:family="paragraph" style:parent-style-name="Text_20_body" style:list-style-name="L23">
      <style:text-properties officeooo:paragraph-rsid="04b0a2b1" style:language-asian="ja" style:country-asian="JP"/>
    </style:style>
    <style:style style:name="P73" style:family="paragraph" style:parent-style-name="Text_20_body" style:list-style-name="L24">
      <style:text-properties officeooo:paragraph-rsid="04b0a2b1" style:language-asian="ja" style:country-asian="JP"/>
    </style:style>
    <style:style style:name="P74" style:family="paragraph" style:parent-style-name="Text_20_body" style:list-style-name="L25">
      <style:text-properties officeooo:paragraph-rsid="04ab1611" style:language-asian="ja" style:country-asian="JP"/>
    </style:style>
    <style:style style:name="P75" style:family="paragraph" style:parent-style-name="Text_20_body" style:list-style-name="L26">
      <style:text-properties officeooo:paragraph-rsid="04ab1611" style:language-asian="ja" style:country-asian="JP"/>
    </style:style>
    <style:style style:name="P76" style:family="paragraph" style:parent-style-name="Text_20_body" style:list-style-name="L27">
      <style:text-properties officeooo:paragraph-rsid="04ab1611" style:language-asian="ja" style:country-asian="JP"/>
    </style:style>
    <style:style style:name="P77" style:family="paragraph" style:parent-style-name="Text_20_body" style:list-style-name="L28">
      <style:text-properties officeooo:paragraph-rsid="04ab1611" style:language-asian="ja" style:country-asian="JP"/>
    </style:style>
    <style:style style:name="P78" style:family="paragraph" style:parent-style-name="Text_20_body" style:list-style-name="L29">
      <style:text-properties officeooo:paragraph-rsid="04ab1611" style:language-asian="ja" style:country-asian="JP"/>
    </style:style>
    <style:style style:name="P79" style:family="paragraph" style:parent-style-name="Text_20_body" style:list-style-name="L5">
      <style:text-properties officeooo:paragraph-rsid="04c35b70"/>
    </style:style>
    <style:style style:name="P80" style:family="paragraph" style:parent-style-name="Text_20_body" style:list-style-name="L5">
      <style:text-properties officeooo:paragraph-rsid="04bc5a18"/>
    </style:style>
    <style:style style:name="P81" style:family="paragraph" style:parent-style-name="Text_20_body" style:list-style-name="L16">
      <style:text-properties style:text-underline-style="none" officeooo:paragraph-rsid="05a8c11d" style:language-asian="ja" style:country-asian="JP"/>
    </style:style>
    <style:style style:name="P82" style:family="paragraph" style:parent-style-name="Text_20_body" style:list-style-name="L16">
      <style:text-properties style:text-underline-style="none" officeooo:paragraph-rsid="04b0a2b1" style:language-asian="ja" style:country-asian="JP"/>
    </style:style>
    <style:style style:name="P83" style:family="paragraph" style:parent-style-name="Text_20_body" style:list-style-name="L23">
      <style:text-properties style:text-underline-style="none" officeooo:paragraph-rsid="04b0a2b1" style:language-asian="ja" style:country-asian="JP"/>
    </style:style>
    <style:style style:name="P84" style:family="paragraph" style:parent-style-name="Text_20_body" style:list-style-name="L24">
      <style:text-properties style:text-underline-style="none" officeooo:paragraph-rsid="04b0a2b1" style:language-asian="ja" style:country-asian="JP"/>
    </style:style>
    <style:style style:name="P85" style:family="paragraph" style:parent-style-name="Heading_20_1">
      <style:text-properties officeooo:rsid="04662758"/>
    </style:style>
    <style:style style:name="P86" style:family="paragraph" style:parent-style-name="Heading_20_1" style:list-style-name="">
      <style:text-properties officeooo:paragraph-rsid="04ab1611" style:language-asian="ja" style:country-asian="JP"/>
    </style:style>
    <style:style style:name="P87" style:family="paragraph" style:parent-style-name="Heading_20_1">
      <style:text-properties officeooo:paragraph-rsid="04ab1611" style:language-asian="ja" style:country-asian="JP"/>
    </style:style>
    <style:style style:name="P88" style:family="paragraph" style:parent-style-name="Heading_20_1">
      <style:paragraph-properties fo:margin-top="0.148cm" fo:margin-bottom="0.215cm" style:contextual-spacing="false"/>
    </style:style>
    <style:style style:name="P89" style:family="paragraph" style:parent-style-name="Heading_20_1">
      <style:paragraph-properties fo:break-before="page"/>
      <style:text-properties officeooo:rsid="043be129"/>
    </style:style>
    <style:style style:name="P90" style:family="paragraph" style:parent-style-name="Heading_20_1">
      <style:paragraph-properties fo:break-before="page"/>
      <style:text-properties officeooo:paragraph-rsid="04ab1611" style:language-asian="ja" style:country-asian="JP"/>
    </style:style>
    <style:style style:name="P91" style:family="paragraph" style:parent-style-name="Heading_20_2">
      <style:text-properties style:language-asian="ja" style:country-asian="JP"/>
    </style:style>
    <style:style style:name="P92" style:family="paragraph" style:parent-style-name="Heading_20_2">
      <style:text-properties officeooo:rsid="043be129" style:language-asian="ja" style:country-asian="JP"/>
    </style:style>
    <style:style style:name="P93" style:family="paragraph" style:parent-style-name="Heading_20_2">
      <style:text-properties officeooo:rsid="046c059b" officeooo:paragraph-rsid="04921331" style:language-asian="ja" style:country-asian="JP"/>
    </style:style>
    <style:style style:name="P94" style:family="paragraph" style:parent-style-name="Heading_20_2">
      <style:text-properties officeooo:rsid="0568caee" style:language-asian="ja" style:country-asian="JP"/>
    </style:style>
    <style:style style:name="P95" style:family="paragraph" style:parent-style-name="Heading_20_2">
      <style:text-properties officeooo:paragraph-rsid="04ab1611" style:language-asian="ja" style:country-asian="JP"/>
    </style:style>
    <style:style style:name="P96" style:family="paragraph" style:parent-style-name="Heading_20_2">
      <style:text-properties officeooo:rsid="044348d8"/>
    </style:style>
    <style:style style:name="P97" style:family="paragraph" style:parent-style-name="Heading_20_2">
      <style:text-properties officeooo:rsid="046c059b"/>
    </style:style>
    <style:style style:name="P98" style:family="paragraph" style:parent-style-name="Heading_20_2">
      <style:text-properties officeooo:paragraph-rsid="04b0a2b1"/>
    </style:style>
    <style:style style:name="P99" style:family="paragraph" style:parent-style-name="Heading_20_2">
      <style:text-properties officeooo:paragraph-rsid="04ab1611"/>
    </style:style>
    <style:style style:name="P100" style:family="paragraph" style:parent-style-name="Heading_20_2" style:master-page-name="">
      <style:paragraph-properties style:page-number="auto" fo:break-before="auto" fo:break-after="auto"/>
    </style:style>
    <style:style style:name="P101" style:family="paragraph" style:parent-style-name="Heading_20_3">
      <style:text-properties officeooo:rsid="0568caee"/>
    </style:style>
    <style:style style:name="P102" style:family="paragraph" style:parent-style-name="Heading_20_3">
      <style:text-properties style:language-asian="ja" style:country-asian="JP"/>
    </style:style>
    <style:style style:name="P103" style:family="paragraph" style:parent-style-name="Heading_20_3">
      <style:text-properties officeooo:paragraph-rsid="04ab1611"/>
    </style:style>
    <style:style style:name="P104" style:family="paragraph" style:parent-style-name="Heading_20_3" style:master-page-name="">
      <style:paragraph-properties style:page-number="auto"/>
      <style:text-properties officeooo:paragraph-rsid="04ab1611"/>
    </style:style>
    <style:style style:name="P105" style:family="paragraph" style:parent-style-name="Heading_20_4">
      <style:text-properties officeooo:paragraph-rsid="04ab1611"/>
    </style:style>
    <style:style style:name="P106" style:family="paragraph" style:parent-style-name="Heading_20_5">
      <style:text-properties officeooo:paragraph-rsid="04ab1611"/>
    </style:style>
    <style:style style:name="P107" style:family="paragraph" style:parent-style-name="Heading_20_5">
      <style:text-properties officeooo:paragraph-rsid="04ab1611" style:language-asian="ja" style:country-asian="JP"/>
    </style:style>
    <style:style style:name="T1" style:family="text">
      <style:text-properties officeooo:rsid="05169458"/>
    </style:style>
    <style:style style:name="T2" style:family="text">
      <style:text-properties officeooo:rsid="01288777"/>
    </style:style>
    <style:style style:name="T3" style:family="text">
      <style:text-properties officeooo:rsid="04384b3d"/>
    </style:style>
    <style:style style:name="T4" style:family="text">
      <style:text-properties style:language-asian="ja" style:country-asian="JP"/>
    </style:style>
    <style:style style:name="T5" style:family="text">
      <style:text-properties officeooo:rsid="043be129" style:language-asian="ja" style:country-asian="JP"/>
    </style:style>
    <style:style style:name="T6" style:family="text">
      <style:text-properties officeooo:rsid="044348d8" style:language-asian="ja" style:country-asian="JP"/>
    </style:style>
    <style:style style:name="T7" style:family="text">
      <style:text-properties officeooo:rsid="0440a320" style:language-asian="ja" style:country-asian="JP"/>
    </style:style>
    <style:style style:name="T8" style:family="text">
      <style:text-properties officeooo:rsid="04490f4c" style:language-asian="ja" style:country-asian="JP"/>
    </style:style>
    <style:style style:name="T9" style:family="text">
      <style:text-properties officeooo:rsid="04515418" style:language-asian="ja" style:country-asian="JP"/>
    </style:style>
    <style:style style:name="T10" style:family="text">
      <style:text-properties officeooo:rsid="046c059b" style:language-asian="ja" style:country-asian="JP"/>
    </style:style>
    <style:style style:name="T11" style:family="text">
      <style:text-properties officeooo:rsid="04b264f3" style:language-asian="ja" style:country-asian="JP"/>
    </style:style>
    <style:style style:name="T12" style:family="text">
      <style:text-properties officeooo:rsid="04662758" style:language-asian="ja" style:country-asian="JP"/>
    </style:style>
    <style:style style:name="T13" style:family="text">
      <style:text-properties officeooo:rsid="04bc5a18" style:language-asian="ja" style:country-asian="JP"/>
    </style:style>
    <style:style style:name="T14" style:family="text">
      <style:text-properties officeooo:rsid="04bfcfe5" style:language-asian="ja" style:country-asian="JP"/>
    </style:style>
    <style:style style:name="T15" style:family="text">
      <style:text-properties officeooo:rsid="04ccebba" style:language-asian="ja" style:country-asian="JP"/>
    </style:style>
    <style:style style:name="T16" style:family="text">
      <style:text-properties officeooo:rsid="04d0e730" style:language-asian="ja" style:country-asian="JP"/>
    </style:style>
    <style:style style:name="T17" style:family="text">
      <style:text-properties officeooo:rsid="0568caee" style:language-asian="ja" style:country-asian="JP"/>
    </style:style>
    <style:style style:name="T18" style:family="text">
      <style:text-properties officeooo:rsid="05800a32" style:language-asian="ja" style:country-asian="JP"/>
    </style:style>
    <style:style style:name="T19" style:family="text">
      <style:text-properties officeooo:rsid="0596684a" style:language-asian="ja" style:country-asian="JP"/>
    </style:style>
    <style:style style:name="T20" style:family="text">
      <style:text-properties officeooo:rsid="05ce0850" style:language-asian="ja" style:country-asian="JP"/>
    </style:style>
    <style:style style:name="T21" style:family="text">
      <style:text-properties officeooo:rsid="043a123b"/>
    </style:style>
    <style:style style:name="T22" style:family="text">
      <style:text-properties officeooo:rsid="043be129"/>
    </style:style>
    <style:style style:name="T23" style:family="text">
      <style:text-properties officeooo:rsid="0440a320"/>
    </style:style>
    <style:style style:name="T24" style:family="text">
      <style:text-properties officeooo:rsid="044348d8"/>
    </style:style>
    <style:style style:name="T25" style:family="text">
      <style:text-properties fo:font-weight="bold" officeooo:rsid="043a123b" style:font-weight-asian="bold" style:font-weight-complex="bold"/>
    </style:style>
    <style:style style:name="T26" style:family="text">
      <style:text-properties officeooo:rsid="04662758"/>
    </style:style>
    <style:style style:name="T27" style:family="text">
      <style:text-properties officeooo:rsid="046c059b"/>
    </style:style>
    <style:style style:name="T28" style:family="text">
      <style:text-properties officeooo:rsid="0495b50f"/>
    </style:style>
    <style:style style:name="T29" style:family="text">
      <style:text-properties fo:font-style="italic" style:font-style-asian="italic" style:font-style-complex="italic"/>
    </style:style>
    <style:style style:name="T30" style:family="text">
      <style:text-properties style:text-underline-style="none"/>
    </style:style>
    <style:style style:name="T31" style:family="text">
      <style:text-properties officeooo:rsid="04b264f3"/>
    </style:style>
    <style:style style:name="T32" style:family="text">
      <style:text-properties officeooo:rsid="04bc5a18"/>
    </style:style>
    <style:style style:name="T33" style:family="text">
      <style:text-properties officeooo:rsid="05092c16"/>
    </style:style>
    <style:style style:name="T34" style:family="text">
      <style:text-properties officeooo:rsid="05663aa1"/>
    </style:style>
    <style:style style:name="T35" style:family="text">
      <style:text-properties officeooo:rsid="0568caee"/>
    </style:style>
    <style:style style:name="T36" style:family="text">
      <style:text-properties officeooo:rsid="05800a32"/>
    </style:style>
    <style:style style:name="T37" style:family="text">
      <style:text-properties officeooo:rsid="05806799"/>
    </style:style>
    <style:style style:name="T38" style:family="text">
      <style:text-properties officeooo:rsid="059437cb"/>
    </style:style>
    <style:style style:name="T39" style:family="text">
      <style:text-properties officeooo:rsid="0594a3f9"/>
    </style:style>
    <style:style style:name="T40" style:family="text">
      <style:text-properties officeooo:rsid="05d07a9f"/>
    </style:style>
    <style:style style:name="T41" style:family="text">
      <style:text-properties officeooo:rsid="05f19212"/>
    </style:style>
    <style:style style:name="T42" style:family="text">
      <style:text-properties officeooo:rsid="060b1250"/>
    </style:style>
    <style:style style:name="T43" style:family="text">
      <style:text-properties officeooo:rsid="0616dfbe"/>
    </style:style>
    <style:style style:name="T44" style:family="text">
      <style:text-properties officeooo:rsid="061c7a96"/>
    </style:style>
    <style:style style:name="T45" style:family="text">
      <style:text-properties officeooo:rsid="061fb49d"/>
    </style:style>
    <style:style style:name="T46" style:family="text">
      <style:text-properties officeooo:rsid="0624d672"/>
    </style:style>
    <style:style style:name="T47" style:family="text">
      <style:text-properties officeooo:rsid="06478d24"/>
    </style:style>
    <style:style style:name="T48" style:family="text">
      <style:text-properties officeooo:rsid="0649d873"/>
    </style:style>
    <style:style style:name="T49" style:family="text">
      <style:text-properties officeooo:rsid="064c318b"/>
    </style:style>
    <style:style style:name="fr1" style:family="graphic" style:parent-style-name="Graphics">
      <style:graphic-properties fo:margin-left="0.499cm" fo:margin-right="0cm" fo:margin-top="0cm" fo:margin-bottom="0cm" style:run-through="foreground" style:wrap="dynamic" style:number-wrapped-paragraphs="no-limit" style:wrap-contour="false" style:vertical-pos="from-top" style:vertical-rel="paragraph" style:horizontal-pos="from-left" style:horizontal-rel="paragraph" style:mirror="none" fo:clip="rect(-0.18cm, -0.191cm, -0.18cm, -0.19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09cm, -0.319cm, -0.09cm, -0.3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31cm, -0.801cm, -0.31cm, -0.80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259cm, -0.67cm, -0.259cm, -0.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IONE概要</text:p>
      <text:h text:style-name="P88" text:outline-level="1">概要</text:h>
      <text:p text:style-name="P4"><text:span text:style-name="T21">PIONE（</text:span><text:span text:style-name="T25">P</text:span><text:span text:style-name="T21">rocess-rule for </text:span><text:span text:style-name="T25">I</text:span><text:span text:style-name="T21">nput/</text:span><text:span text:style-name="T25">O</text:span><text:span text:style-name="T21">utput </text:span><text:span text:style-name="T25">N</text:span><text:span text:style-name="T21">egotiation </text:span><text:span text:style-name="T25">E</text:span><text:span text:style-name="T21">nvironment）の概要として、PIONEの目的と特徴、システムの全体像、ルール方式、定義書の記述法をそれぞれ簡潔に説明する。</text:span></text:p>
      <text:p text:style-name="P19">※実装の側面は除外している為、一部実装とは異なる面がある事に注意</text:p>
      <text:h text:style-name="P92" text:outline-level="2">内容</text:h>
      <text:list xml:id="list5201038839463166676" text:style-name="L1">
        <text:list-item>
          <text:p text:style-name="P37">PIONEの目的と特徴<text:tab/>PIONEの開発目的と果たす機能を理解する</text:p>
        </text:list-item>
        <text:list-item>
          <text:p text:style-name="P38">システム全体像<text:tab/>システム構成と各エージェントの役割を理解する</text:p>
        </text:list-item>
        <text:list-item>
          <text:p text:style-name="P38">ルール方式<text:tab/><text:tab/>プロセスを処理するルールの構成と挙動について理解する</text:p>
        </text:list-item>
        <text:list-item>
          <text:p text:style-name="P39">定義書記述法<text:tab/><text:tab/>定義書の書き方を理解する</text:p>
        </text:list-item>
      </text:list>
      <text:h text:style-name="Heading_20_1" text:outline-level="1"><text:span text:style-name="T23">PIONEの目的</text:span><text:span text:style-name="T7">と特徴</text:span></text:h>
      <text:h text:style-name="P96" text:outline-level="2">目的</text:h>
      <text:p text:style-name="P24"><text:span text:style-name="T24">PIONE</text:span><text:span text:style-name="T6">の目的は、入力ファイルに基づいて出力ファイルを得る汎用のプロセス定義方式（記述方式）を提供し、またその処理を行うシステムを提供する事にある。より具体的には、</text:span><text:span text:style-name="T8">makeによるプロセス定義に対する改善として、</text:span><text:span text:style-name="T6">下記を目的とする。</text:span></text:p>
      <text:list xml:id="list1916956910216136615" text:style-name="L3">
        <text:list-item>
          <text:p text:style-name="P42">記述性の優れたプロセス定義方式を提供する</text:p>
        </text:list-item>
        <text:list-item>
          <text:p text:style-name="P42">定義の再利用性を確保する</text:p>
        </text:list-item>
        <text:list-item>
          <text:p text:style-name="P42">多入力・多出力のデータフローを扱う</text:p>
        </text:list-item>
        <text:list-item>
          <text:p text:style-name="P42">分散処理を可能とする</text:p>
        </text:list-item>
      </text:list>
      <text:h text:style-name="P96" text:outline-level="2">特徴</text:h>
      <text:p text:style-name="P25"><text:span text:style-name="T9">PIONEはその</text:span><text:span text:style-name="T6">目的を達成する為、プロセス定義をルール形式により定め処理を行う方式を考案している。これは下記の特徴を備える。</text:span></text:p>
      <text:list xml:id="list3256534063560708173" text:style-name="L4">
        <text:list-item>
          <text:p text:style-name="P45">ファイルを処理単位とする<text:span text:style-name="T24">プロダクションシステム類似の</text:span>前向き推論型<text:span text:style-name="T24">ルールシステムを採る</text:span></text:p>
        </text:list-item>
        <text:list-item>
          <text:p text:style-name="P43">「フロールール」と「アクションルール」の二種のルールにより、プロセスのフローとアクションを明確に区別して表現出来る</text:p>
        </text:list-item>
        <text:list-item>
          <text:p text:style-name="P43">ルール入出力として表わされるファイル依存関係とその更新判定を利用した効率的な部分更新処理を可能とする</text:p>
        </text:list-item>
        <text:list-item>
          <text:p text:style-name="P46">ワーキングメモリをLindaモデルに基づくタプル空間として実現し、またルール適用の単位において空間を領域分割する事により、タスク分割型の分散処理を実現する</text:p>
        </text:list-item>
        <text:list-item>
          <text:p text:style-name="P46">タスクとそれを処理する主体は、「特性」の概念により適切なマッチングが可能である</text:p>
        </text:list-item>
        <text:list-item>
          <text:p text:style-name="P47">マルチエージェントシステムであり、機能分離と役割の分割が実現されている</text:p>
        </text:list-item>
      </text:list>
      <text:p text:style-name="P11">これらの特徴により、PIONEは優れた記述性と効率的な処理、柔軟な運用を実現する。</text:p>
      <text:h text:style-name="Heading_20_2" text:outline-level="2"><text:soft-page-break/><text:span text:style-name="T26">用語</text:span><text:span text:style-name="T12">整理</text:span></text:h>
      <text:list xml:id="list4816692189504397620" text:style-name="L5">
        <text:list-item>
          <text:p text:style-name="P48"><text:span text:style-name="T26">プロセス<text:line-break/>PIONEにおけるプロセスとは、基本プロセス構造（①アクション②順次処理③条件処理④反復処理）の複合から成るものを指す。</text:span></text:p>
        </text:list-item>
        <text:list-item>
          <text:p text:style-name="P79"><text:span text:style-name="T12">ルール <text:line-break/>適用条件と振る舞いの対。条件が満たされた場合にアクションが実行される、いわゆる</text:span><text:span text:style-name="T16">IF-THENルールの事。</text:span><text:span text:style-name="T12">ルール記述列</text:span><text:span text:style-name="T15">から</text:span><text:span text:style-name="T12">成るシステムをルールシステムと呼ぶ事にする。</text:span></text:p>
        </text:list-item>
        <text:list-item>
          <text:p text:style-name="P48"><text:span text:style-name="T26">前向き推論<text:line-break/>初期状態からゴール状態に至るまでの推論において、初期状態側からたどりゴール状態へと進む方式の事。プロダクションルールは前向き推論の代表例。逆に、ゴール状態から初期状態へと向かう推論を後ろ向き推論と呼ぶ。make, prologがその代表例。</text:span></text:p>
        </text:list-item>
        <text:list-item>
          <text:p text:style-name="P50">プロダクションシステム<text:line-break/>ルールシステムの代表的な方式の一つであり、ルールセットとワーキングメモリの対から成るシステム。ワーキングメモリ内のデータに適合するルールを発見した場合、ルールアクションを実行することでワーキングメモリを書き換える。これを繰り返し、ルールの適用が全て終了した場合をゴール状態とする。</text:p>
        </text:list-item>
        <text:list-item>
          <text:p text:style-name="P80"><text:span text:style-name="T13">Lindaモデル<text:line-break/>分散処理方式の一つに数えられる協調モデルであり、共有メモリとして機能するタプル空間とそれに対するいくつかの操作（</text:span><text:span text:style-name="T14">read, take, write等</text:span><text:span text:style-name="T13">）から構成される。</text:span></text:p>
        </text:list-item>
        <text:list-item>
          <text:p text:style-name="P51">タプル空間<text:line-break/>タプル（記号の組）を単位としてデータを格納する空間。</text:p>
        </text:list-item>
        <text:list-item>
          <text:p text:style-name="P49"><text:span text:style-name="T32">タスク分割型の分散処理<text:line-break/>分散処理は、何を分割することにより分散し処理を行うのかについて、タスク分割／データ分割の観点が存在する。そのどちらかもしくは両方により分散を行うが、PIONEは前者のみによる分散を実施する。有名な分散処理フレームワークであるMapReduceは両者による分散を行う方式である。</text:span></text:p>
        </text:list-item>
        <text:list-item>
          <text:p text:style-name="P51">特性<text:line-break/>タスクにおける性質とタスクワーカにおける能力を表す表示の事。特性論理により性質と能力のマッチングが計算可能である。</text:p>
        </text:list-item>
        <text:list-item>
          <text:p text:style-name="P52">マルチエージェントシステム<text:line-break/>自律動作を行う複数のエージェントの協調動作によってシステム全体の挙動が成立するシステムの事。</text:p>
        </text:list-item>
      </text:list>
      <text:h text:style-name="P85" text:outline-level="1">システム全体像</text:h>
      <text:h text:style-name="P97" text:outline-level="2">エージェント</text:h>
      <text:p text:style-name="P26"><text:span text:style-name="T27">PIONE</text:span><text:span text:style-name="T10">はマルチエージェントシステムであり、各エージェントが協調動作することにより処理を実現する。エージェントには下記のものが存在する。</text:span></text:p>
      <text:list xml:id="list9061700128219866107" text:style-name="L6">
        <text:list-item>
          <text:p text:style-name="P53">クライアント<text:tab/><text:tab/>タプル空間の提供とプロセス処理依頼を行う※</text:p>
        </text:list-item>
        <text:list-item>
          <text:p text:style-name="P53">ブローカ<text:tab/><text:tab/>タプル空間の状況把握とタスクワーカの割当管理を行う</text:p>
        </text:list-item>
        <text:list-item>
          <text:p text:style-name="P53">タスクワーカ<text:tab/><text:tab/>タプル空間に存在するタスクを処理する</text:p>
        </text:list-item>
        <text:list-item>
          <text:p text:style-name="P53">入力ジェネレータ<text:tab/>初期データをタプル空間に入力する</text:p>
        </text:list-item>
        <text:list-item>
          <text:p text:style-name="P53">ロガー<text:tab/><text:tab/><text:tab/>ログの管理を行う</text:p>
        </text:list-item>
        <text:list-item>
          <text:p text:style-name="P53">ルールプロバイダ<text:tab/>タスクワーカに対するルールの提供を行う</text:p>
        </text:list-item>
        <text:list-item>
          <text:p text:style-name="P53"><text:soft-page-break/>タプル空間プロバイダ<text:tab/>タプル空間レシーバにタプル空間の場所を伝達する</text:p>
        </text:list-item>
        <text:list-item>
          <text:p text:style-name="P53">タプル空間レシーバ<text:tab/><text:tab/>ブローカに対してタプル空間を提供する</text:p>
        </text:list-item>
        <text:list-item>
          <text:p text:style-name="P54"><text:span text:style-name="T27">リレー<text:tab/><text:tab/><text:tab/>セグメントを超える為にクライアント・ブローカ間通信を中継する</text:span></text:p>
        </text:list-item>
      </text:list>
      <text:p text:style-name="P14"><text:span text:style-name="T27">※将来的には、タプル空間の提供と処理依頼の役割は分割される予定</text:span></text:p>
      <text:h text:style-name="P93" text:outline-level="2">基本構成</text:h>
      <text:p text:style-name="P12">PIONEは大きく次のような基本構成に分けられる。</text:p>
      <text:list xml:id="list7108324211980738182" text:style-name="L7">
        <text:list-item>
          <text:p text:style-name="P55">クライアント群<text:tab/>プロセス処理依頼とタプル空間の提供を行う※</text:p>
        </text:list-item>
        <text:list-item>
          <text:p text:style-name="P55">ブローカ群<text:tab/><text:tab/>タスクワーカを供給し、プロセス処理を実行する</text:p>
        </text:list-item>
        <text:list-item>
          <text:p text:style-name="P55">リレーサーバ<text:tab/><text:tab/>クライアントとブローカの通信を中継する</text:p>
        </text:list-item>
        <text:list-item>
          <text:p text:style-name="P55">ファイルサーバ<text:tab/>ファイルストレージを提供する</text:p>
        </text:list-item>
      </text:list>
      <text:p text:style-name="P13">※ 将来的には、タプル空間の提供と処理依頼の役割は分割される予定</text:p>
      <text:p text:style-name="P5"><text:span text:style-name="T28">クライアント群はプロセス処理依頼を実現し、ブローカ群は依頼された処理を実施する。リレーサーバは、ネットワークセグメントが異なるクライアント群とブローカ群を接続する役割を果たす。なお、上記構成の関係を示したPIONEシステムの全体像は別紙１を参照。</text:span></text:p>
      <text:h text:style-name="Heading_20_3" text:outline-level="3"><text:span text:style-name="T27">クライアント</text:span><text:span text:style-name="T10">群</text:span></text:h>
      <text:p text:style-name="P10">標準的なクライアント構成は下記のエージェントから成る。</text:p>
      <text:list xml:id="list7629746319418860343" text:style-name="L8">
        <text:list-item>
          <text:p text:style-name="P44">クライアント</text:p>
        </text:list-item>
        <text:list-item>
          <text:p text:style-name="P44">入力ジェネレータ</text:p>
        </text:list-item>
        <text:list-item>
          <text:p text:style-name="P44">ロガー</text:p>
        </text:list-item>
        <text:list-item>
          <text:p text:style-name="P44">ルールプロバイダ</text:p>
        </text:list-item>
        <text:list-item>
          <text:p text:style-name="P44">タプル空間プロバイダ</text:p>
        </text:list-item>
        <text:list-item>
          <text:p text:style-name="P44">タスクワーカ</text:p>
        </text:list-item>
      </text:list>
      <text:p text:style-name="P6">クライアント群は、タプル空間の提供や入力ジェネレータのデータ投入などにより、処理依頼を可能とする環境を構築する。クライアント群は概ね下記のシーケンスにより処理依頼を実現する。</text:p>
      <text:list xml:id="list334112006728913166" text:style-name="L9">
        <text:list-item>
          <text:p text:style-name="P56">クライアントがタプル空間の提供を開始する。</text:p>
        </text:list-item>
        <text:list-item>
          <text:p text:style-name="P56">ロガーがタプル空間へ接続し、ログを監視する。</text:p>
        </text:list-item>
        <text:list-item>
          <text:p text:style-name="P56">入力ジェネレータがタプル空間に接続し、入力データをタプル空間上に反映する。ストリーム処理の場合には入力追加の継続監視を行う。</text:p>
        </text:list-item>
        <text:list-item>
          <text:p text:style-name="P56">定義書を翻訳し、ルールを得る。ルールプロバイダがルールをタスクワーカに配信する。</text:p>
        </text:list-item>
        <text:list-item>
          <text:p text:style-name="P56">タプル空間プロバイダによるタプル空間の存在通知を開始する。</text:p>
        </text:list-item>
        <text:list-item>
          <text:p text:style-name="P56">タスクワーカが起動される。※</text:p>
        </text:list-item>
        <text:list-item>
          <text:p text:style-name="P56">クライアントがルートルールの実行を開始する。</text:p>
        </text:list-item>
      </text:list>
      <text:p text:style-name="P6">※タスクワーカはブローカ側においても起動されるが、クライアント側のみで処理を完結するスタンドアローン実行時やクライアント側のみで実行されるべきプロセスを処理する為に存在する。</text:p>
      <text:h text:style-name="Heading_20_3" text:outline-level="3">ブローカ群</text:h>
      <text:p text:style-name="P3">標準的なブローカ構成は下記のエージェントから成る。</text:p>
      <text:list xml:id="list5496397038134257323" text:style-name="L10">
        <text:list-item>
          <text:p text:style-name="P57">ブローカ</text:p>
        </text:list-item>
        <text:list-item>
          <text:p text:style-name="P57"><text:soft-page-break/>タスクワーカ</text:p>
        </text:list-item>
        <text:list-item>
          <text:p text:style-name="P57">タプル空間レシーバ</text:p>
        </text:list-item>
      </text:list>
      <text:p text:style-name="P3">ブローカ側のシーケンスは下記の通りとなる。</text:p>
      <text:list xml:id="list3646893578501633401" text:style-name="L11">
        <text:list-item>
          <text:p text:style-name="P58">ブローカが起動される。</text:p>
        </text:list-item>
        <text:list-item>
          <text:p text:style-name="P58">タプル空間レシーバが起動される。</text:p>
        </text:list-item>
        <text:list-item>
          <text:p text:style-name="P58">タプル空間レシーバに対して存在通知が行われた場合、タスクワーカが起動されてタプル空間との接続が行われる。</text:p>
        </text:list-item>
        <text:list-item>
          <text:p text:style-name="P58">タプル空間に接続されたタスクワーカがタスク処理を開始する。</text:p>
        </text:list-item>
      </text:list>
      <text:h text:style-name="Heading_20_3" text:outline-level="3"><text:span text:style-name="T4">リレー</text:span>サーバ</text:h>
      <text:p text:style-name="P3">リレーサーバは下記エージェントから成る。</text:p>
      <text:list xml:id="list24323013123210473" text:style-name="L12">
        <text:list-item>
          <text:p text:style-name="P59">リレー</text:p>
        </text:list-item>
        <text:list-item>
          <text:p text:style-name="P59">タプル空間プロバイダ</text:p>
        </text:list-item>
      </text:list>
      <text:p text:style-name="P3">リレーはクライアント側からの接続により、ブローカ側に対してクライアントと同様の振る舞いを行う。</text:p>
      <text:h text:style-name="Heading_20_3" text:outline-level="3">ファイルサーバ</text:h>
      <text:p text:style-name="P3">ファイルサーバはファイルデータを実際に保持する機能を果たす。ファイルサーバ自身は<text:span text:style-name="T34">PIONEシステムが提供するのではなく、既存の一般的なファイルサーバを利用する事になる。現在PIONEが対応するファイルサーバとしては、ローカルファイル、FTPサーバ、Dropboxが存在する。</text:span></text:p>
      <text:h text:style-name="Heading_20_2" text:outline-level="2">運用形態</text:h>
      <text:p text:style-name="P29"><text:span text:style-name="T35">PIONEシステムの実際の</text:span><text:span text:style-name="T17">構成は、運用により基本構成を組み合わせて柔軟に変更が可能である。目的に応じて下記のような運用形態が考えられる。</text:span></text:p>
      <text:list xml:id="list335606904535015739" text:style-name="L13">
        <text:list-item>
          <text:p text:style-name="P60">クライアント群のみによる、スタンドアローン構成<text:line-break/>例）ローカルマシン単体で処理を行う場合<text:line-break/>例）定義書の試験を行う場合</text:p>
        </text:list-item>
        <text:list-item>
          <text:p text:style-name="P60">ブローカ群・リレーサーバ構成<text:line-break/>例）計算能力を提供するサービスを行う場合</text:p>
        </text:list-item>
        <text:list-item>
          <text:p text:style-name="P61"><text:span text:style-name="T35">クライアント群／ブローカ群／ファイルサーバ構成<text:line-break/>例）LAN内の計算機を使用した分散処理を行う場合</text:span></text:p>
        </text:list-item>
        <text:list-item>
          <text:p text:style-name="P60">クライアント群／ブローカ群／リレーサーバ／ファイルサーバ構成<text:line-break/>例）インターネットを経由した分散処理を行う場合</text:p>
        </text:list-item>
      </text:list>
      <text:h text:style-name="P94" text:outline-level="2">エージェント間通信</text:h>
      <text:p text:style-name="P20">各エージェントは基本的にタプル空間を共有メモリとして協調動作を実現する。タプル空間はクライアントが提供するが、他エージェントがタプル空間に接続する方法は分散オブジェクト通信による。ただしプロセス間通信としてタプル空間を経ずに直接分散オブジェクト通信を行う場合（例えば、ブローカによるタスクワーカの割当管理や、リレーによる通信の中継）や、下記に示す存在通知といった例外が存在する。</text:p>
      <text:h text:style-name="P101" text:outline-level="3"><text:soft-page-break/>存在通知</text:h>
      <text:p text:style-name="P3"><text:span text:style-name="T35">クライアント群とブローカ群はタプル空間を共有する為に、ブローカ群はタプル空間の存在場所をクライアント群から伝達されなければならない。このタプル空間の存在の通知を存在通知と呼び、これをタプル空間プロバイダとタプル空間レシーバにより実現する。クライアント群に属するタプル空間プロバイダはタプル空間の存在をUDPパケットのブロードキャストにより伝達し、ブローカ群に属するタプル空間レシーバはそれを受け取りタプル空間参照に変換する。</text:span></text:p>
      <text:h text:style-name="P89" text:outline-level="1">ルール方式</text:h>
      <text:p text:style-name="P30"><text:span text:style-name="T31">PIONE</text:span><text:span text:style-name="T11">はプロダクションシステム類似のルールシステムを採用しており、プロセスをルールの単位により処理する。ルール方式における概念としては下記のものが存在する。</text:span></text:p>
      <text:list xml:id="list7703531639737772834" text:style-name="L14">
        <text:list-item>
          <text:p text:style-name="P62">ルール定義体</text:p>
        </text:list-item>
        <text:list-item>
          <text:p text:style-name="P62">タプル空間</text:p>
        </text:list-item>
        <text:list-item>
          <text:p text:style-name="P62">処理対象ファイル</text:p>
        </text:list-item>
        <text:list-item>
          <text:p text:style-name="P62">変数表</text:p>
        </text:list-item>
        <text:list-item>
          <text:p text:style-name="P62">ルール適用</text:p>
        </text:list-item>
        <text:list-item>
          <text:p text:style-name="P62">更新判定</text:p>
        </text:list-item>
      </text:list>
      <text:h text:style-name="P100" text:outline-level="2">ルール定義体</text:h>
      <text:p text:style-name="P9"><draw:frame draw:style-name="fr1" draw:name="グラフィックス1" text:anchor-type="paragraph" svg:x="12.672cm" svg:y="-0.044cm" svg:width="4.18cm" svg:height="3.859cm" draw:z-index="1"><draw:image xlink:href="Pictures/200000AB00000ED900000DAD3C1FD857.wmf" xlink:type="simple" xlink:show="embed" xlink:actuate="onLoad"/></draw:frame>ルールは入出力を伴う条件と振る舞いの対であり、従ってその構造も条件定義部＋振る舞い定義部として構成される。条件定義部ではルールの適用条件の定義を行い、振る舞い定義部では適用された場合のルールの振る舞い内容の定義を行う。ルールはその振る舞い<text:span text:style-name="T30">定義の種別により、アクションルール／フロールールと呼び分ける。</text:span></text:p>
      <text:p text:style-name="P9"/>
      <text:h text:style-name="Heading_20_3" text:outline-level="3">条件<text:span text:style-name="T4">定義部</text:span></text:h>
      <text:p text:style-name="P9">条件定義部では、ルールの入出力条件と適用条件の両面を定義する。具体的には下記の四条件の定義を行う。</text:p>
      <text:list xml:id="list8888924442130069374" text:style-name="L15">
        <text:list-item>
          <text:p text:style-name="P63">入力定義<text:tab/><text:tab/>ファイル名等に基づく入力ファイルの条件を定義する</text:p>
        </text:list-item>
        <text:list-item>
          <text:p text:style-name="P63">出力定義<text:tab/><text:tab/>ファイル名等に基づく出力ファイルの条件を定義する</text:p>
        </text:list-item>
        <text:list-item>
          <text:p text:style-name="P63">パラメータ定義<text:tab/>ルールの挙動を変更する為のパラメータを定義する</text:p>
        </text:list-item>
        <text:list-item>
          <text:p text:style-name="P63">特性定義<text:tab/><text:tab/>ルール処理を行うタスクワーカに対する、特性要求を定義する</text:p>
        </text:list-item>
      </text:list>
      <text:p text:style-name="P9">入力定義により、その実際の適用状況によって自動的に反復処理が実現出来る（適用対象が複数候補ある場合には、その分の反復処理が実施される）。パラメータはルールの挙動を変更する情報の受け渡しに用いられ、特性定義はタスクワーカの処理可能性を制御する。</text:p>
      <text:h text:style-name="Heading_20_3" text:outline-level="3">振る舞い定義部</text:h>
      <text:p text:style-name="P9">振る舞い定義部は、ルールが適用された場合の挙動として、アクション定義もしくはフロー定義が定義される。</text:p>
      <text:h text:style-name="Heading_20_4" text:outline-level="4">アクション<text:span text:style-name="T4">定義</text:span></text:h>
      <text:p text:style-name="P28">アクション内容はシェルスクリプトとして記述される。従ってシェルスクリプトとして記述可能な任意のアクションが定義できる。</text:p>
      <text:h text:style-name="Heading_20_4" text:outline-level="4">フロー<text:span text:style-name="T4">定義</text:span></text:h>
      <text:p text:style-name="P28">フロー内容はフロー要素から構成される。フロー要素は下記の三種類の文から成る。</text:p>
      <text:list xml:id="list550516961259144420" text:style-name="L16">
        <text:list-item>
          <text:p text:style-name="P81">変数束縛文<text:tab/><text:tab/>変数表にローカル変数を束縛する</text:p>
        </text:list-item>
        <text:list-item>
          <text:p text:style-name="P82">条件文<text:tab/><text:tab/><text:tab/>条件付きのフロー定義を行う</text:p>
        </text:list-item>
        <text:list-item>
          <text:p text:style-name="P81">ルール呼び出し文<text:tab/>パラメータ指定などを伴い、ルール適用を表現する</text:p>
        </text:list-item>
      </text:list>
      <text:p text:style-name="P28">フロー要素は全て宣言的に記述される。各要素の処理順序はシステムが自動判断する為、記述順序は意味をなさない。</text:p>
      <text:h text:style-name="Heading_20_3" text:outline-level="3"><text:soft-page-break/>特殊ルール</text:h>
      <text:p text:style-name="P3">上記の定義体を基本形として、特殊な定義体として次のルールが存在する。</text:p>
      <text:list xml:id="list1942523422965898182" text:style-name="L17">
        <text:list-item>
          <text:p text:style-name="P64">ルートルール<text:tab/><text:tab/>クライアントにより処理時の最初に暗黙的に実行されるルール</text:p>
        </text:list-item>
        <text:list-item>
          <text:p text:style-name="P64">メインルール<text:tab/><text:tab/>処理の開始位置となるルール</text:p>
        </text:list-item>
        <text:list-item>
          <text:p text:style-name="P64">システムルール<text:tab/>特殊なアクションを行うルール（<text:span text:style-name="T41">&amp;system:Terminate等</text:span>）</text:p>
        </text:list-item>
      </text:list>
      <text:p text:style-name="P21">ルートルールはメインルールを呼び出す為の暗黙的ルールであり、存在はするが、ユーザがこれを意識する必要はない。メインルールは定義書中においてルール名「Main」として定義されたルールであり、処理の開始位置として呼び出される。システムルールはシステム側で定義した特殊なシステム操作を行うルールである。</text:p>
      <text:h text:style-name="P91" text:outline-level="2">タプル空間</text:h>
      <text:p text:style-name="Text_20_body"><text:span text:style-name="T20">PIONEにおけるルール処理は、</text:span><text:span text:style-name="T4">処理対象や処理情報を表現するワーキングメモリとしてタプル空間を使用する。ルールに関わるタプルとしては下記の６種が存在する。</text:span></text:p>
      <text:list xml:id="list8824163578241154156" text:style-name="L18">
        <text:list-item>
          <text:p text:style-name="P65">データタプル<text:tab/><text:tab/>ドメインIDとデータ名により識別される、ファイルの情報を表す</text:p>
        </text:list-item>
        <text:list-item>
          <text:p text:style-name="P65">タスクタプル<text:tab/><text:tab/>ルール適用を待つタスクを表す</text:p>
        </text:list-item>
        <text:list-item>
          <text:p text:style-name="P65">作業中タプル<text:tab/><text:tab/>ドメインIDにより識別される、タスクの処理中であることを表す</text:p>
        </text:list-item>
        <text:list-item>
          <text:p text:style-name="P65">完了タプル<text:tab/><text:tab/>ドメインIDにより識別される、タスクの完了を表す</text:p>
        </text:list-item>
        <text:list-item>
          <text:p text:style-name="P65">ルール要求タプル<text:tab/>ルールパスにより識別される、ルール定義体の要求を表す</text:p>
        </text:list-item>
        <text:list-item>
          <text:p text:style-name="P65">ルールタプル<text:tab/><text:tab/>ルールパスにより識別される、ルール定義体を表す</text:p>
        </text:list-item>
      </text:list>
      <text:p text:style-name="P16"><text:span text:style-name="T40">タプル空間に対する操作は、読み込み（read）、取り出し(take)、書き込み（write）の３種類が用意されている。通常、タプルの読み込み・取り出し操作は、対象がタプル空間に書き込まれるまで停止する。</text:span></text:p>
      <text:h text:style-name="P91" text:outline-level="2">処理対象ファイル</text:h>
      <text:p text:style-name="P9">ルールが処理の対象とするモデルは、名前とデータ、更新時間が紐付けられたファイルである（ただしディレクトリの概念は持たない）。ルールの入出力は共にファイルであり、ルールはファイルを次々と作成・更新していく事により一連のプロセス処理を実現する。</text:p>
      <text:p text:style-name="P8"><draw:frame draw:style-name="fr2" draw:name="グラフィックス2" text:anchor-type="as-char" svg:width="6.939cm" svg:height="1.88cm" draw:z-index="0"><draw:image xlink:href="Pictures/2000009D0000189D000006A551EEED10.wmf" xlink:type="simple" xlink:show="embed" xlink:actuate="onLoad"/></draw:frame></text:p>
      <text:h text:style-name="Heading_20_3" text:outline-level="3">ファイル表現</text:h>
      <text:p text:style-name="P15">ファイルを配置した空間をファイル空間と呼ぶ。具体的には、ファイルはタプル空間上とファイルサーバ上の二つの空間において表現される。名前と更新時間は両者が共に同じ情報を持つ事を前提にするが、効率の為、データ内容はファイルサーバ上にのみ存在し、代わりにタプル空間においてはファイルサーバ上への参照情報（URI形式による）を持つ事で代替とする。</text:p>
      <text:p text:style-name="P9"><draw:frame draw:style-name="fr3" draw:name="グラフィックス4" text:anchor-type="paragraph" svg:width="17.6cm" svg:height="6.72cm" draw:z-index="2"><draw:image xlink:href="Pictures/2000024800003E82000017D68D2C7D12.wmf" xlink:type="simple" xlink:show="embed" xlink:actuate="onLoad"/></draw:frame><text:soft-page-break/></text:p>
      <text:h text:style-name="P102" text:outline-level="3">ドメイン</text:h>
      <text:p text:style-name="P9">ファイル空間は内部に区切りを持っており、これをドメインと呼ぶ。ファイルは必ずいずれかのドメインに属する。ドメインは後述のルール呼び出し毎に作成されることで、ルール適用のスコープとしての機能を果たす。ドメインはタプル空間上においてはドメインIDにより表現され、ファイルシステム上ではディレクトリにより表現される。</text:p>
      <text:p text:style-name="P8"><draw:frame draw:style-name="fr4" draw:name="グラフィックス3" text:anchor-type="paragraph" svg:width="14.741cm" svg:height="5.62cm" draw:z-index="3"><draw:image xlink:href="Pictures/2000022E00003459000013EFD7C2B121.wmf" xlink:type="simple" xlink:show="embed" xlink:actuate="onLoad"/></draw:frame></text:p>
      <text:h text:style-name="Heading_20_2" text:outline-level="2">変数表</text:h>
      <text:p text:style-name="P9">ルールは適用時において変数名と値の対から成る変数の表を持つ。変数表に格納される変数には、変数が束縛される契機の区別により下記の種類が存在する。</text:p>
      <text:list xml:id="list4500965846742398544" text:style-name="L19">
        <text:list-item>
          <text:p text:style-name="P66">自動変数<text:tab/><text:tab/>ルール適用の際に暗黙的に設定される変数</text:p>
        </text:list-item>
        <text:list-item>
          <text:p text:style-name="P66">パラメータ変数<text:tab/>パラメータ指定により設定される変数</text:p>
        </text:list-item>
        <text:list-item>
          <text:p text:style-name="P66">ローカル変数<text:tab/><text:tab/>フロー要素である変数束縛文により設定される変数</text:p>
        </text:list-item>
        <text:list-item>
          <text:p text:style-name="P66">ドキュメント変数<text:tab/>ドキュメントにおいてグローバルスコープで定義された変数</text:p>
        </text:list-item>
      </text:list>
      <text:p text:style-name="P9">なお、変数は全て単一代入とし、異なる値を再束縛する事は出来ない。</text:p>
      <text:h text:style-name="Heading_20_3" text:outline-level="3">自動変数</text:h>
      <text:p text:style-name="P3">自動変数はルール適用の際に暗黙的に設定される変数であり、下記のものが存在する。</text:p>
      <text:list xml:id="list1036410889434938722" text:style-name="L20">
        <text:list-item>
          <text:p text:style-name="P67">入力変数<text:tab/>入力定義に対しマッチしたファイル名情報が格納される</text:p>
        </text:list-item>
        <text:list-item>
          <text:p text:style-name="P68"><text:soft-page-break/>出力変数<text:tab/>出力定義に対しマッチしたファイル名情報が格納される</text:p>
        </text:list-item>
        <text:list-item>
          <text:p text:style-name="P67">環境変数<text:tab/>タスクワーカの持つ環境変数が設定される</text:p>
        </text:list-item>
      </text:list>
      <text:p text:style-name="P18">具体的には、入力変数として変数「<text:span text:style-name="T44">I</text:span>」、出力変数として変数<text:span text:style-name="T44">「O」</text:span>が設定される。これらはそれぞれ入力定義・出力定義と実際にマッチしたファイル名を表す値が格納されており、式「<text:span text:style-name="T45">$I[1]</text:span>」により先頭入力定義文のファイル名が取得できる。また、式<text:span text:style-name="T46">「$I[1][1]」は先頭入力定義文の先頭ワイルドカードにマッチした文字列が取得できる。さらに、式「$I[1][1]」の略記法となる</text:span>入力変数の一種として変数<text:span text:style-name="T44">「*」が設定される。</text:span></text:p>
      <text:h text:style-name="Heading_20_2" text:outline-level="2">ルール適用</text:h>
      <text:p text:style-name="P9">ルール定義体に対して適用条件に一致するファイルを与えた場合、ルールの適用が行われる。ルール適用は、入力に対してルールの振る舞い定義を適用し、結果として出力を得る操作である。</text:p>
      <text:h text:style-name="Heading_20_3" text:outline-level="3">アクション処理</text:h>
      <text:p text:style-name="P9">アクションルールの適用を行う場合、定義内容からシェルスクリプトを作成し、そのスクリプトの実行を行う。具体的には下記の処理を行う。</text:p>
      <text:list xml:id="list2806730243929555244" text:style-name="L21">
        <text:list-item>
          <text:p text:style-name="P69">作業中タプルをタプル空間に書き出す。</text:p>
        </text:list-item>
        <text:list-item>
          <text:p text:style-name="P69">作業領域を作成し、その場所に移動する。</text:p>
        </text:list-item>
        <text:list-item>
          <text:p text:style-name="P69">ファイルサーバから作業領域に入力ファイルをコピーする。</text:p>
        </text:list-item>
        <text:list-item>
          <text:p text:style-name="P69">変数表に従い、アクション定義内容に対して変数展開を行う。</text:p>
        </text:list-item>
        <text:list-item>
          <text:p text:style-name="P69">作業領域に上記の展開後の結果文字列を内容としたシェルスクリプト作成する。</text:p>
        </text:list-item>
        <text:list-item>
          <text:p text:style-name="P69">シェルスクリプトの実行を行う。</text:p>
        </text:list-item>
        <text:list-item>
          <text:p text:style-name="P69">作業領域上の出力ファイルを収集する。</text:p>
        </text:list-item>
        <text:list-item>
          <text:p text:style-name="P69">出力ファイルから対応するタプルデータを同ドメイン内に作成する。</text:p>
        </text:list-item>
        <text:list-item>
          <text:p text:style-name="P69">出力ファイルを作業領域からファイルサーバ上のドメインにコピーする。</text:p>
        </text:list-item>
        <text:list-item>
          <text:p text:style-name="P69">タプル空間から作業中タプルを取り出し、完了タプルを書き出す。</text:p>
        </text:list-item>
      </text:list>
      <text:h text:style-name="Heading_20_3" text:outline-level="3">フロー処理</text:h>
      <text:p text:style-name="P9">フロールールの適用を行う場合、フロー定義を構成するフロー要素の列であるブロックの処理を実施する。ブロックの処理ではまず最初に変数束縛文、条件文を優先して処理し、最後にルール呼び出し文のみが残った時点でルール呼び出し処理を一括して行う。</text:p>
      <text:list xml:id="list1421700225534303808" text:style-name="L22">
        <text:list-item>
          <text:p text:style-name="P70">作業中タプルをタプル空間に書き出す。</text:p>
        </text:list-item>
        <text:list-item>
          <text:p text:style-name="P70">変数束縛文・条件文の処理を行う。</text:p>
        </text:list-item>
        <text:list-item>
          <text:p text:style-name="P70">ルール呼び出し文の処理を行う。</text:p>
        </text:list-item>
        <text:list-item>
          <text:p text:style-name="P71">完了タプルを書き出す。</text:p>
        </text:list-item>
      </text:list>
      <text:h text:style-name="Heading_20_4" text:outline-level="4">変数束縛文<text:span text:style-name="T4">処理</text:span></text:h>
      <text:p text:style-name="P9">変数束縛文は、変数名と値の対から成る。この対を変数表に書きこみ、変数表を更新する。更新に成功した場合、ブロックから文を削除して次の処理に進む。失敗した場合には、エラーが発生する。</text:p>
      <text:h text:style-name="Heading_20_4" text:outline-level="4">条件文<text:span text:style-name="T4">処理</text:span></text:h>
      <text:p text:style-name="P9">条件文は、条件＋フロー要素列の組み合わせである条件ブロックの列から構成される。その列中において条件が真となる最初の条件ブロック内のフロー要素列をブロックに追加する。文を削除し、次の処理に進む。</text:p>
      <text:h text:style-name="Heading_20_4" text:outline-level="4">ルール呼び出し文<text:span text:style-name="T4">処理</text:span></text:h>
      <text:p text:style-name="P9">ルール呼び出し文は、ルール表現により指定された<text:span text:style-name="T30">ルールの呼び出しを行う。</text:span></text:p>
      <text:list xml:id="list4749529982442773123" text:style-name="L23">
        <text:list-item>
          <text:p text:style-name="P83">ルール表現から対応するルール定義体を取得し（タプル空間にルール要求タプルを書き出<text:soft-page-break/>し、ルールタプルを読み込む）、呼び出しルールの入力条件と出力条件を取得する。</text:p>
        </text:list-item>
        <text:list-item>
          <text:p text:style-name="P72">現在のドメイン内におけるファイルから、入力条件に適合する入力ファイルの組み合わせを探索する。発見した組み合わせについて、下記の処理を行う。</text:p>
          <text:list>
            <text:list-item>
              <text:p text:style-name="P72">出力条件に適合する出力ファイルを探索する。</text:p>
            </text:list-item>
            <text:list-item>
              <text:p text:style-name="P72">入力ファイルと出力ファイルの組み合わせからルール適用形式（ルール名＋入力＋パラメータの組による形式）を作成し、後述の更新判定を実施する。判定結果が偽であるものは、ルール適用対象から除外する。</text:p>
            </text:list-item>
            <text:list-item>
              <text:p text:style-name="P72">ルール適用形式からドメインIDを算出し、タプル空間上にそのIDを持つ入力ファイルを作成する。</text:p>
            </text:list-item>
            <text:list-item>
              <text:p text:style-name="P72">ルール適用形式からタスクタプルを作成し、タプル空間に書き出す。</text:p>
            </text:list-item>
            <text:list-item>
              <text:p text:style-name="P72">上記のタスクタプル分だけのスレッドを作成し、そのスレッドにおいてタスクタプルに対応するドメインIDの完了タプルを読み込む。</text:p>
            </text:list-item>
            <text:list-item>
              <text:p text:style-name="P72">メインスレッドにてサブタスクワーカを一つ起動する。サブタスクワーカは、取得したタスクを一つ完了させた時点で停止する。</text:p>
            </text:list-item>
            <text:list-item>
              <text:p text:style-name="P72">サブタスクワーカの停止を待つ。停止を確認した場合には、⑤で作成したスレッドが全て終了しているかを確認する。終了している場合には、次の処理に進み、終了していない場合には⑥に戻って再度サブタスクワーカを起動する。</text:p>
            </text:list-item>
            <text:list-item>
              <text:p text:style-name="P72">適用したドメインIDのドメインから出力ファイルを現在のドメインにコピーする。</text:p>
            </text:list-item>
          </text:list>
        </text:list-item>
        <text:list-item>
          <text:p text:style-name="P72">上記において新たな出力ファイルがひとつでも得られた場合、<text:span text:style-name="T33">2に戻る</text:span>。そうでない場合、ルール呼び出しを終了する。</text:p>
        </text:list-item>
      </text:list>
      <text:h text:style-name="P98" text:outline-level="2">更新判定</text:h>
      <text:p text:style-name="P9">ルールはその適用にあたって本当に更新の必要があるかを判定する。この具体的な更新判定の基準は下記の通り。</text:p>
      <text:list xml:id="list1495913637226986919" text:style-name="L24">
        <text:list-item>
          <text:p text:style-name="P73">出力ファイルがドメイン内に存在しない場合、真である。</text:p>
        </text:list-item>
        <text:list-item>
          <text:p text:style-name="P73">出力ファイルよりも入力ファイルの更新時間が新しい場合、真である。複数入力、複数出力の場合、出力に比べて入力側に一つでも更新時間が新しいファイルが存在する場合、真である。</text:p>
        </text:list-item>
        <text:list-item>
          <text:p text:style-name="P84">定義上出力が存在しないシステムルールの適用は、常に真である。ただし、出力の存在しないルールはシステムルールのみが許容され、他の場合にはそもそも定義書のモデル違反である。従って、この基準が適用されるのはシステムルールのみである。</text:p>
        </text:list-item>
      </text:list>
      <text:h text:style-name="P86" text:outline-level="1"/>
      <text:h text:style-name="P90" text:outline-level="1">定義書記述法</text:h>
      <text:p text:style-name="P7"><text:span text:style-name="T42">PIONE</text:span>定義書の記述方法を説明する。下記の３点の視点に分けて説明を行う。</text:p>
      <text:list xml:id="list8762688936614300950" text:style-name="L25">
        <text:list-item>
          <text:p text:style-name="P74">式の記述方法</text:p>
        </text:list-item>
        <text:list-item>
          <text:p text:style-name="P74">コメント記法</text:p>
        </text:list-item>
        <text:list-item>
          <text:p text:style-name="P74">ルール定義方法</text:p>
        </text:list-item>
        <text:list-item>
          <text:p text:style-name="P74">式展開</text:p>
        </text:list-item>
      </text:list>
      <text:p text:style-name="P22">なお、定義書の統語定義は別紙４を参照。</text:p>
      <text:h text:style-name="Heading_20_2" text:outline-level="2">式の記述方法</text:h>
      <text:p text:style-name="P7">プロセス定義書内には各種の値を表わす為の式が存在する。プロセス定義書内に書き得る値の種類には下記の種類（型）が存在する。</text:p>
      <text:list xml:id="list5815737951201998478" text:style-name="L26">
        <text:list-item>
          <text:p text:style-name="P75">真偽型<text:tab/><text:tab/><text:tab/>true, false</text:p>
        </text:list-item>
        <text:list-item>
          <text:p text:style-name="P75">文字列型<text:tab/><text:tab/>"abc", "ABC", ...</text:p>
        </text:list-item>
        <text:list-item>
          <text:p text:style-name="P75">整数型<text:tab/><text:tab/><text:tab/>-1, 0, 1, +1, ...</text:p>
        </text:list-item>
        <text:list-item>
          <text:p text:style-name="P75">浮動小数点数型<text:tab/>-1.0, 0.0, 1.0, +1.0, ...</text:p>
        </text:list-item>
        <text:list-item>
          <text:p text:style-name="P75">ルール表現型<text:tab/><text:tab/>test, Test, &amp;test:test, ...</text:p>
        </text:list-item>
        <text:list-item>
          <text:p text:style-name="P75">データ表現型<text:tab/><text:tab/>'*.txt', 'a*.txt', ...</text:p>
        </text:list-item>
        <text:list-item>
          <text:p text:style-name="P75">特性型<text:tab/><text:tab/><text:tab/>+A, ?A, -A, ^A, !A</text:p>
        </text:list-item>
        <text:list-item>
          <text:p text:style-name="P75">パラメータ表現型<text:tab/>{}, {key1: <text:span text:style-name="T29">value1</text:span>, key2: <text:span text:style-name="T29">value2</text:span>, ...}, ...</text:p>
        </text:list-item>
      </text:list>
      <text:p text:style-name="P7">また、値を格納する変数が存在する。</text:p>
      <text:p text:style-name="P34">$var</text:p>
      <text:h text:style-name="P99" text:outline-level="2">メッセージ</text:h>
      <text:p text:style-name="P17">値に対してメッセージを送る事が出来る。メッセージの受け手は、メッセージに対応してメソッドを実行する（メソッドの一覧は、別紙３を参照）。</text:p>
      <text:p text:style-name="P34">1.as_string #=&gt; "1"<text:line-break/>1.as_float #=&gt; 1.0<text:line-break/>"a.txt".as_data_expr #=&gt; 'a.txt'<text:line-break/>'*.txt'.except('summary.txt') #=&gt; DataExpr.new("*.txt").except('summary.txt')</text:p>
      <text:p text:style-name="P7">なお、メッセージ送信は受け手の状態を変化させない（副作用なし）。例えばデータ表現型の値に対するexceptメッセージはデータに対して適用例外を設定するが、受け手の状態が変化するのではなく、例外設定を行った新しいデータ値を返却する。</text:p>
      <text:p text:style-name="P34">$rec := '*.txt'<text:line-break/>$new := $rec.except('summary.txt')<text:line-break/>$rec == $ new #=&gt; false<text:line-break/>$rec == '*.txt' #=&gt; true<text:line-break/>$new == '*.txt'.except('summary.txt') #=&gt; true</text:p>
      <text:h text:style-name="P99" text:outline-level="2"><text:soft-page-break/>演算子</text:h>
      <text:p text:style-name="P7">演算子はメッセージ送信の糖衣構文として使用される記号である。</text:p>
      <text:p text:style-name="P32">1 + 2 #=&gt; 3</text:p>
      <text:p text:style-name="P7">上記は「<text:span text:style-name="T38">1.+(2)</text:span>」と同じである。演算子には下記が存在する。</text:p>
      <text:p text:style-name="P32">==, !=, &gt;=, &gt;, &lt;=, &lt;, &amp;&amp;, ||, +, -, *, /, %</text:p>
      <text:h text:style-name="P99" text:outline-level="2">括弧<text:span text:style-name="T4">記号</text:span></text:h>
      <text:p text:style-name="P7">式は括弧記号により任意に括る事が出来る。</text:p>
      <text:p text:style-name="P34">1<text:line-break/>(1)<text:line-break/>((1))<text:line-break/>(((1)))</text:p>
      <text:h text:style-name="P95" text:outline-level="2">ルール表現に関する補足</text:h>
      <text:p text:style-name="P7">ルール表現は、パッケージとルール名により記述される（例：&amp;package_<text:span text:style-name="T39">name</text:span>:rule_name）。パッケージ名は省略可能であるが、省略した場合には文脈上のパッケージが暗黙的に設定される。</text:p>
      <text:h text:style-name="P99" text:outline-level="2">データ表現に関する補足</text:h>
      <text:p text:style-name="P7">データ表現は'*.txt'のように書くことで、拡張子「.txt」を持つあらゆるファイルに一致する表現となる（ワイルドカード表記）。データ表現の解釈にはall解釈とeach解釈が存在し、all解釈はワイルドカードにより一致した全てのファイルを一度にリストとしてルール適用するが、each解釈では一致したファイルをそれぞれルール適用する。all解釈かeach解釈かの選択には、メッセージ送信を行う（all, each）。</text:p>
      <text:h text:style-name="Heading_20_2" text:outline-level="2">コメント記法</text:h>
      <text:p text:style-name="P3">定義書内におけるコメントは、「<text:span text:style-name="T43">#」に続く文字列として記述が可能である。ただしアクションルールにおける振る舞い定義部内では、このコメント記法は適用されず、そのまま振る舞いの一部として解釈される。</text:span></text:p>
      <text:p text:style-name="P3"><text:span text:style-name="T43">※現在のところ、実装ではアクションルール内においても「#!」行を除きコメント記法として扱っているが、これはいずれ修正される</text:span></text:p>
      <text:h text:style-name="P87" text:outline-level="1">ルール定義方法</text:h>
      <text:p text:style-name="P7">ルールは下記の３要素から構成される。</text:p>
      <text:list xml:id="list1111269759055782275" text:style-name="L27">
        <text:list-item>
          <text:p text:style-name="P76">ルールヘッダー</text:p>
        </text:list-item>
        <text:list-item>
          <text:p text:style-name="P76">条件定義部</text:p>
        </text:list-item>
        <text:list-item>
          <text:p text:style-name="P76">振る舞い定義部</text:p>
        </text:list-item>
      </text:list>
      <text:p text:style-name="記述例"><text:soft-page-break/>Rule Test <text:s text:c="7"/><text:span text:style-name="T36"># 1. </text:span><text:span text:style-name="T18">ルールヘッダー</text:span><text:line-break/> <text:s/>input '*.a' <text:s text:c="3"/><text:span text:style-name="T36"># 2. </text:span><text:span text:style-name="T18">条件定義部</text:span><text:line-break/> <text:s/>output '*.b' <text:s text:c="2"/><text:span text:style-name="T37"># 2.</text:span><text:line-break/> <text:s/>params $var <text:s text:c="3"/><text:span text:style-name="T37"># 2.</text:span><text:line-break/> <text:s/>feature +A <text:s text:c="4"/><text:span text:style-name="T37"># 2.</text:span><text:line-break/>Flow <text:s text:c="12"/><text:span text:style-name="T36"># 3. </text:span><text:span text:style-name="T18">振る舞い定義部</text:span><text:line-break/> <text:s/>$Var := true <text:s text:c="2"/><text:span text:style-name="T37"># 3.</text:span><text:line-break/> <text:s/>rule TestA <text:s text:c="4"/><text:span text:style-name="T37"># 3.</text:span><text:line-break/> <text:s/>if $Var <text:s text:c="7"/><text:span text:style-name="T37"># 3.</text:span><text:line-break/> <text:s text:c="3"/>rule TestB <text:s text:c="2"/><text:span text:style-name="T37"># 3.</text:span><text:line-break/> <text:s/>end <text:s text:c="11"/><text:span text:style-name="T37"># 3.</text:span><text:line-break/>End <text:s text:c="13"/><text:span text:style-name="T37"># 3.</text:span></text:p>
      <text:h text:style-name="P95" text:outline-level="2">ルールヘッダー</text:h>
      <text:p text:style-name="P7">ルールヘッダーは定義するルールの名前を宣言する。</text:p>
      <text:p text:style-name="P34">Rule Test</text:p>
      <text:p text:style-name="P27"><text:span text:style-name="T4">キーワード「</text:span>Rule」の後に式を記述する事により<text:span text:style-name="T4">定義される。名前はルール表現値により与える。</text:span></text:p>
      <text:h text:style-name="P99" text:outline-level="2">条件定義部</text:h>
      <text:p text:style-name="P7">条件定義部には、ルールの適用条件文を記述する。適用条件文には４種類存在する。</text:p>
      <text:list xml:id="list8906712346816975093" text:style-name="L28">
        <text:list-item>
          <text:p text:style-name="P77">入力条件文</text:p>
        </text:list-item>
        <text:list-item>
          <text:p text:style-name="P77">出力条件文</text:p>
        </text:list-item>
        <text:list-item>
          <text:p text:style-name="P77">パラメータ条件文</text:p>
        </text:list-item>
        <text:list-item>
          <text:p text:style-name="P77">特性条件文</text:p>
        </text:list-item>
      </text:list>
      <text:p text:style-name="P7">適用条件文はそれぞれ複数記述が可能であり、かつその並びは基本的に意味を持たない。ただし入力条件文及び出力条件文から束縛される自動変数は、その順序に意味を持つ。</text:p>
      <text:h text:style-name="P103" text:outline-level="3">入力条件<text:span text:style-name="T4">文</text:span></text:h>
      <text:p text:style-name="P7">入力条件文はルールの入力対象となるデータを名前により表現する。</text:p>
      <text:p text:style-name="P34">input '*.a'</text:p>
      <text:p text:style-name="P27"><text:span text:style-name="T4">キーワード「input</text:span>」の後に式を記述する事により<text:span text:style-name="T4">定義する。対象はデータ表現型の値により与える。</text:span></text:p>
      <text:h text:style-name="P103" text:outline-level="3">出力条件<text:span text:style-name="T4">文</text:span></text:h>
      <text:p text:style-name="P7">出力条件文はルールの出力対象となるデータを名前により表現する。</text:p>
      <text:p text:style-name="P34">output '*.a'</text:p>
      <text:p text:style-name="P7">キーワード「output」の後に式を記述する事により定義する。対象はデータ表現型の値により与える。</text:p>
      <text:h text:style-name="P103" text:outline-level="3">パラメータ条件<text:span text:style-name="T4">文</text:span></text:h>
      <text:p text:style-name="P7">パラメータ条件文はルールに指定されるべきパラメータを表現する。</text:p>
      <text:p text:style-name="P35"><text:soft-page-break/>param $var</text:p>
      <text:p text:style-name="P23">キーワード「param」の後に式を記述する事により定義する。パラメータは変数により与える。また、デフォルト値付きのパラメータを設定する事も出来る。ルール呼び出し時にパラメータが指定されない場合には、この値がパラメータ変数に設定される。</text:p>
      <text:p text:style-name="P33">param $var := 1</text:p>
      <text:h text:style-name="P104" text:outline-level="3">特性条件<text:span text:style-name="T19">文</text:span></text:h>
      <text:p text:style-name="P7">特性条件文はタスクワーカに要求する特性を特性表現により表現する。</text:p>
      <text:p text:style-name="P34">feature +A</text:p>
      <text:p text:style-name="P7">キーワード「feature」の後に式を記述する事により定義を行う。対象は特性表現値により与える。特性表現の記述に関する詳細については、別紙２を参照。</text:p>
      <text:h text:style-name="P99" text:outline-level="2">振る舞い定義部</text:h>
      <text:p text:style-name="P7">振る舞い定義部には、ルール適用時の振る舞いを記述する。アクション定義とフロー定義の２種類が存在する。</text:p>
      <text:h text:style-name="P103" text:outline-level="3">アクション定義</text:h>
      <text:p text:style-name="P7">アクション定義は、シェルスクリプトの定義を行う。</text:p>
      <text:p text:style-name="P34">Action<text:line-break/>echo "a"<text:line-break/>End</text:p>
      <text:p text:style-name="P7">キーワード「Action」行の次行よりスクリプト内容を記述する。キーワード「End」行により内容を終了する。</text:p>
      <text:h text:style-name="P103" text:outline-level="3">フロー定義</text:h>
      <text:p text:style-name="P7">フロー定義はフロー要素文の列から構成される。フロー要素は下記の３種類から成る。</text:p>
      <text:list xml:id="list2631964454704452855" text:style-name="L29">
        <text:list-item>
          <text:p text:style-name="P78">変数束縛文</text:p>
        </text:list-item>
        <text:list-item>
          <text:p text:style-name="P78">ルール呼び出し文</text:p>
        </text:list-item>
        <text:list-item>
          <text:p text:style-name="P78">条件処理文</text:p>
        </text:list-item>
      </text:list>
      <text:h text:style-name="P105" text:outline-level="4">変数束縛<text:span text:style-name="T4">文</text:span></text:h>
      <text:p text:style-name="P7">変数束縛は変数表に対して変数名と値を対応付ける。</text:p>
      <text:p text:style-name="P34">$var := 1</text:p>
      <text:p text:style-name="P7">変数に続けて記号「:=」を記述し、式を値として記述する。</text:p>
      <text:h text:style-name="P105" text:outline-level="4">ルール呼び出し<text:span text:style-name="T4">文</text:span></text:h>
      <text:p text:style-name="P7">ルール呼び出し文はルール適用の開始を表現する。</text:p>
      <text:p text:style-name="P34">rule test</text:p>
      <text:p text:style-name="P7">キーワード「rule」に続けて式を記述する。対象はルール表現値により表現する。パラメータを渡す場合には、下記のようにパラメータ型の値を設定する事により行う。</text:p>
      <text:p text:style-name="P34"><text:soft-page-break/>rule test.params({key1: 1, key2: true})</text:p>
      <text:h text:style-name="Heading_20_4" text:outline-level="4">条件処理<text:span text:style-name="T4">文</text:span></text:h>
      <text:p text:style-name="P7">条件処理文は、フローの条件分岐を表現する。文により条件とフローの対応関係を作成し、条件を満たした最初のフローを処理する。条件処理にはif文とcase文が存在する。</text:p>
      <text:h text:style-name="P106" text:outline-level="5">if文</text:h>
      <text:p text:style-name="P34">if $var == "abc"<text:line-break/><text:span text:style-name="T4"> <text:s/>rule TestABC<text:line-break/>else<text:line-break/> <text:s/>rule TestOhter<text:line-break/>end</text:span></text:p>
      <text:p text:style-name="P7">キーワード「if」に続けて式を記述する。式は真偽値を表わすものとし、真偽値trueの場合のみ後続の「rule TestABC」のフローが実施される。キーワード「else」以降の記述は任意であり、前述の式が真偽値true以外の場合に実施されるフローを表す。if文の終了は、キーワード「end」行により表わす。</text:p>
      <text:h text:style-name="P107" text:outline-level="5">case文</text:h>
      <text:p text:style-name="P34">case $var<text:line-break/>when 1<text:line-break/> <text:s/>rule test1<text:line-break/>when 2<text:line-break/> <text:s/>rule test2<text:line-break/>when 3<text:line-break/> <text:s/>rule test3<text:line-break/>else<text:line-break/> <text:s/>rule test4<text:line-break/>end</text:p>
      <text:p text:style-name="P7">キーワード「case」に続けて式を記述する。式は任意の値を表すものとし、キーワード「when」に後続する式と一致するフローが実施される。キーワード「else」以降の記述は任意であり、どのwhen節とも一致しなかった場合に実施されるフローを表す。case文の終了は、キーワード「end」行により表わす。</text:p>
      <text:h text:style-name="P87" text:outline-level="1">式展開</text:h>
      <text:p text:style-name="P7">データ表現、文字列、アクションルールにおけるシェルスクリプト内において、変数や式を記述出来る。値として変数や式が展開された結果が得られるので、これを式展開と呼ぶ。</text:p>
      <text:p text:style-name="P34">'{$var}.txt'<text:line-break/>'&lt;? 1 + 1 ?&gt;.txt'<text:line-break/>"a {$b} c"<text:line-break/>"1 + 1 = &lt;? 1 + 1 ?&gt;"</text:p>
      <text:p text:style-name="P31"><text:span text:style-name="T5">式</text:span><text:span text:style-name="T22">展開</text:span><text:span text:style-name="T5">は、「{$変数名}」もしくは「&lt;?式?&gt;」の形式により記述する。ただし前者は式の先頭（レシーバ）が変数として記述されている場合にのみ可能である。</text:span></text:p>
      <text:p text:style-name="P3"/>
      <text:p text:style-name="P2">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style style:name="MT1" style:family="text">
      <style:text-properties officeooo:rsid="064c318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概要</text:span><text:tab/><text:tab/></text:p>
        <text:p text:style-name="MP1"><text:tab/><text:tab/>㈱なうデータ研究所</text:p>
      </style:header>
      <style:footer>
        <text:p text:style-name="Footer"><text:tab/>－<text:page-number text:select-page="current">1</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13H24M23S</meta:editing-duration>
    <meta:editing-cycles>5594</meta:editing-cycles>
    <meta:generator>LibreOffice/4.2.6.3$Linux_X86_64 LibreOffice_project/420m0$Build-3</meta:generator>
    <dc:date>2014-11-03T22:35:21.184571007</dc:date>
    <meta:print-date>2012-11-13T15:59:54.50</meta:print-date>
    <dc:creator>Keita Yamaguchi</dc:creator>
    <meta:document-statistic meta:table-count="0" meta:image-count="4" meta:object-count="0" meta:page-count="15" meta:paragraph-count="313" meta:word-count="10723" meta:character-count="12246" meta:non-whitespace-character-count="11844"/>
    <meta:user-defined meta:name="Info 1"/>
    <meta:user-defined meta:name="Info 2"/>
    <meta:user-defined meta:name="Info 3"/>
    <meta:user-defined meta:name="Info 4"/>
  </office:meta>
</office:document-meta>
</file>